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1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sex_y</text:p>
          </table:table-cell>
          <table:table-cell table:style-name="Default" office:value-type="string" calcext:value-type="string">
            <text:p>response_1</text:p>
          </table:table-cell>
          <table:table-cell table:style-name="Default" office:value-type="string" calcext:value-type="string">
            <text:p>response_2</text:p>
          </table:table-cell>
          <table:table-cell table:style-name="Default" office:value-type="string" calcext:value-type="string">
            <text:p>response_3</text:p>
          </table:table-cell>
          <table:table-cell table:style-name="Default" office:value-type="string" calcext:value-type="string">
            <text:p>predictor_fixed_1</text:p>
          </table:table-cell>
          <table:table-cell table:style-name="Default" office:value-type="string" calcext:value-type="string">
            <text:p>predictor_fixed_2</text:p>
          </table:table-cell>
          <table:table-cell table:style-name="Default" office:value-type="string" calcext:value-type="string">
            <text:p>predictor_fixed_3</text:p>
          </table:table-cell>
          <table:table-cell table:style-name="Default" office:value-type="string" calcext:value-type="string">
            <text:p>predictor_random_1</text:p>
          </table:table-cell>
        </table:table-row>
        <table:table-row table:style-name="ro1">
          <table:table-cell office:value-type="string" calcext:value-type="string">
            <text:p>observation_1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55923666979925" calcext:value-type="float">
            <text:p>2.55923666979925</text:p>
          </table:table-cell>
          <table:table-cell table:formula="of:=((RAND())*3)" office:value-type="float" office:value="0.765800523872423" calcext:value-type="float">
            <text:p>0.765800523872423</text:p>
          </table:table-cell>
          <table:table-cell table:formula="of:=((RAND())*3)" office:value-type="float" office:value="1.30114940984199" calcext:value-type="float">
            <text:p>1.30114940984199</text:p>
          </table:table-cell>
          <table:table-cell table:formula="of:=((RAND())*1)" office:value-type="float" office:value="0.184484676452922" calcext:value-type="float">
            <text:p>0.184484676452922</text:p>
          </table:table-cell>
          <table:table-cell table:formula="of:=((RAND())*2)" office:value-type="float" office:value="0.82881258495492" calcext:value-type="float">
            <text:p>0.82881258495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1</text:p>
          </table:table-cell>
        </table:table-row>
        <table:table-row table:style-name="ro1">
          <table:table-cell office:value-type="string" calcext:value-type="string">
            <text:p>observation_2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18992761610448" calcext:value-type="float">
            <text:p>2.18992761610448</text:p>
          </table:table-cell>
          <table:table-cell table:formula="of:=((RAND())*3)" office:value-type="float" office:value="2.84175507423666" calcext:value-type="float">
            <text:p>2.84175507423666</text:p>
          </table:table-cell>
          <table:table-cell table:formula="of:=((RAND())*3)" office:value-type="float" office:value="2.86990820384392" calcext:value-type="float">
            <text:p>2.86990820384392</text:p>
          </table:table-cell>
          <table:table-cell table:formula="of:=((RAND())*1)" office:value-type="float" office:value="0.0760732280833359" calcext:value-type="float">
            <text:p>0.0760732280833359</text:p>
          </table:table-cell>
          <table:table-cell table:formula="of:=((RAND())*2)" office:value-type="float" office:value="0.282408178050005" calcext:value-type="float">
            <text:p>0.282408178050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1</text:p>
          </table:table-cell>
        </table:table-row>
        <table:table-row table:style-name="ro1">
          <table:table-cell office:value-type="string" calcext:value-type="string">
            <text:p>observation_3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91594040124257" calcext:value-type="float">
            <text:p>1.91594040124257</text:p>
          </table:table-cell>
          <table:table-cell table:formula="of:=((RAND())*3)" office:value-type="float" office:value="2.86476414492967" calcext:value-type="float">
            <text:p>2.86476414492967</text:p>
          </table:table-cell>
          <table:table-cell table:formula="of:=((RAND())*3)" office:value-type="float" office:value="2.35101448251866" calcext:value-type="float">
            <text:p>2.35101448251866</text:p>
          </table:table-cell>
          <table:table-cell table:formula="of:=((RAND())*1)" office:value-type="float" office:value="0.534156332303377" calcext:value-type="float">
            <text:p>0.534156332303377</text:p>
          </table:table-cell>
          <table:table-cell table:formula="of:=((RAND())*2)" office:value-type="float" office:value="1.69764382440523" calcext:value-type="float">
            <text:p>1.69764382440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2</text:p>
          </table:table-cell>
        </table:table-row>
        <table:table-row table:style-name="ro1">
          <table:table-cell office:value-type="string" calcext:value-type="string">
            <text:p>observation_4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35612732916636" calcext:value-type="float">
            <text:p>2.35612732916636</text:p>
          </table:table-cell>
          <table:table-cell table:formula="of:=((RAND())*3)" office:value-type="float" office:value="2.40530533655529" calcext:value-type="float">
            <text:p>2.40530533655529</text:p>
          </table:table-cell>
          <table:table-cell table:formula="of:=((RAND())*3)" office:value-type="float" office:value="2.2166438276041" calcext:value-type="float">
            <text:p>2.2166438276041</text:p>
          </table:table-cell>
          <table:table-cell table:formula="of:=((RAND())*1)" office:value-type="float" office:value="0.246086253019087" calcext:value-type="float">
            <text:p>0.246086253019087</text:p>
          </table:table-cell>
          <table:table-cell table:formula="of:=((RAND())*2)" office:value-type="float" office:value="0.401058570017096" calcext:value-type="float">
            <text:p>0.40105857001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2</text:p>
          </table:table-cell>
        </table:table-row>
        <table:table-row table:style-name="ro1">
          <table:table-cell office:value-type="string" calcext:value-type="string">
            <text:p>observation_5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5567938752447" calcext:value-type="float">
            <text:p>1.5567938752447</text:p>
          </table:table-cell>
          <table:table-cell table:formula="of:=((RAND())*3)" office:value-type="float" office:value="0.406703969682844" calcext:value-type="float">
            <text:p>0.406703969682844</text:p>
          </table:table-cell>
          <table:table-cell table:formula="of:=((RAND())*3)" office:value-type="float" office:value="2.38317982025684" calcext:value-type="float">
            <text:p>2.38317982025684</text:p>
          </table:table-cell>
          <table:table-cell table:formula="of:=((RAND())*1)" office:value-type="float" office:value="0.958010123746014" calcext:value-type="float">
            <text:p>0.958010123746014</text:p>
          </table:table-cell>
          <table:table-cell table:formula="of:=((RAND())*2)" office:value-type="float" office:value="0.334364475455537" calcext:value-type="float">
            <text:p>0.334364475455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3</text:p>
          </table:table-cell>
        </table:table-row>
        <table:table-row table:style-name="ro1">
          <table:table-cell office:value-type="string" calcext:value-type="string">
            <text:p>observation_6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07266739345708" calcext:value-type="float">
            <text:p>1.07266739345708</text:p>
          </table:table-cell>
          <table:table-cell table:formula="of:=((RAND())*3)" office:value-type="float" office:value="1.94528483258625" calcext:value-type="float">
            <text:p>1.94528483258625</text:p>
          </table:table-cell>
          <table:table-cell table:formula="of:=((RAND())*3)" office:value-type="float" office:value="1.89354196440352" calcext:value-type="float">
            <text:p>1.89354196440352</text:p>
          </table:table-cell>
          <table:table-cell table:formula="of:=((RAND())*1)" office:value-type="float" office:value="0.695825446580595" calcext:value-type="float">
            <text:p>0.695825446580595</text:p>
          </table:table-cell>
          <table:table-cell table:formula="of:=((RAND())*2)" office:value-type="float" office:value="1.07444076183091" calcext:value-type="float">
            <text:p>1.07444076183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3</text:p>
          </table:table-cell>
        </table:table-row>
        <table:table-row table:style-name="ro1">
          <table:table-cell office:value-type="string" calcext:value-type="string">
            <text:p>observation_7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0975194186444322" calcext:value-type="float">
            <text:p>0.0975194186444322</text:p>
          </table:table-cell>
          <table:table-cell table:formula="of:=((RAND())*3)" office:value-type="float" office:value="1.11691058281749" calcext:value-type="float">
            <text:p>1.11691058281749</text:p>
          </table:table-cell>
          <table:table-cell table:formula="of:=((RAND())*3)" office:value-type="float" office:value="1.06477604673198" calcext:value-type="float">
            <text:p>1.06477604673198</text:p>
          </table:table-cell>
          <table:table-cell table:formula="of:=((RAND())*1)" office:value-type="float" office:value="0.854568269994316" calcext:value-type="float">
            <text:p>0.854568269994316</text:p>
          </table:table-cell>
          <table:table-cell table:formula="of:=((RAND())*2)" office:value-type="float" office:value="0.196446328874738" calcext:value-type="float">
            <text:p>0.196446328874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4</text:p>
          </table:table-cell>
        </table:table-row>
        <table:table-row table:style-name="ro1">
          <table:table-cell office:value-type="string" calcext:value-type="string">
            <text:p>observation_8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0558508125875452" calcext:value-type="float">
            <text:p>0.0558508125875452</text:p>
          </table:table-cell>
          <table:table-cell table:formula="of:=((RAND())*3)" office:value-type="float" office:value="0.0671871343431359" calcext:value-type="float">
            <text:p>0.0671871343431359</text:p>
          </table:table-cell>
          <table:table-cell table:formula="of:=((RAND())*3)" office:value-type="float" office:value="2.14215276910917" calcext:value-type="float">
            <text:p>2.14215276910917</text:p>
          </table:table-cell>
          <table:table-cell table:formula="of:=((RAND())*1)" office:value-type="float" office:value="0.516817208996524" calcext:value-type="float">
            <text:p>0.516817208996524</text:p>
          </table:table-cell>
          <table:table-cell table:formula="of:=((RAND())*2)" office:value-type="float" office:value="1.70412987340022" calcext:value-type="float">
            <text:p>1.70412987340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4</text:p>
          </table:table-cell>
        </table:table-row>
        <table:table-row table:style-name="ro1">
          <table:table-cell office:value-type="string" calcext:value-type="string">
            <text:p>observation_9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76814658489008" calcext:value-type="float">
            <text:p>1.76814658489008</text:p>
          </table:table-cell>
          <table:table-cell table:formula="of:=((RAND())*3)" office:value-type="float" office:value="1.86483389550055" calcext:value-type="float">
            <text:p>1.86483389550055</text:p>
          </table:table-cell>
          <table:table-cell table:formula="of:=((RAND())*3)" office:value-type="float" office:value="1.46421474747994" calcext:value-type="float">
            <text:p>1.46421474747994</text:p>
          </table:table-cell>
          <table:table-cell table:formula="of:=((RAND())*1)" office:value-type="float" office:value="0.615541802059704" calcext:value-type="float">
            <text:p>0.615541802059704</text:p>
          </table:table-cell>
          <table:table-cell table:formula="of:=((RAND())*2)" office:value-type="float" office:value="0.00595732158123633" calcext:value-type="float">
            <text:p>0.00595732158123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5</text:p>
          </table:table-cell>
        </table:table-row>
        <table:table-row table:style-name="ro1">
          <table:table-cell office:value-type="string" calcext:value-type="string">
            <text:p>observation_10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392887577100236" calcext:value-type="float">
            <text:p>0.392887577100236</text:p>
          </table:table-cell>
          <table:table-cell table:formula="of:=((RAND())*3)" office:value-type="float" office:value="2.34056349516788" calcext:value-type="float">
            <text:p>2.34056349516788</text:p>
          </table:table-cell>
          <table:table-cell table:formula="of:=((RAND())*3)" office:value-type="float" office:value="0.747275121434645" calcext:value-type="float">
            <text:p>0.747275121434645</text:p>
          </table:table-cell>
          <table:table-cell table:formula="of:=((RAND())*1)" office:value-type="float" office:value="0.882544653903747" calcext:value-type="float">
            <text:p>0.882544653903747</text:p>
          </table:table-cell>
          <table:table-cell table:formula="of:=((RAND())*2)" office:value-type="float" office:value="1.44438155336733" calcext:value-type="float">
            <text:p>1.44438155336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5</text:p>
          </table:table-cell>
        </table:table-row>
        <table:table-row table:style-name="ro1">
          <table:table-cell office:value-type="string" calcext:value-type="string">
            <text:p>observation_11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962874321327307" calcext:value-type="float">
            <text:p>0.962874321327307</text:p>
          </table:table-cell>
          <table:table-cell table:formula="of:=((RAND())*3)" office:value-type="float" office:value="2.96574033023709" calcext:value-type="float">
            <text:p>2.96574033023709</text:p>
          </table:table-cell>
          <table:table-cell table:formula="of:=((RAND())*3)" office:value-type="float" office:value="1.46476812604492" calcext:value-type="float">
            <text:p>1.46476812604492</text:p>
          </table:table-cell>
          <table:table-cell table:formula="of:=((RAND())*1)" office:value-type="float" office:value="0.951701102015659" calcext:value-type="float">
            <text:p>0.951701102015659</text:p>
          </table:table-cell>
          <table:table-cell table:formula="of:=((RAND())*2)" office:value-type="float" office:value="1.50577188033708" calcext:value-type="float">
            <text:p>1.50577188033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6</text:p>
          </table:table-cell>
        </table:table-row>
        <table:table-row table:style-name="ro1">
          <table:table-cell office:value-type="string" calcext:value-type="string">
            <text:p>observation_12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23005444849229" calcext:value-type="float">
            <text:p>2.23005444849229</text:p>
          </table:table-cell>
          <table:table-cell table:formula="of:=((RAND())*3)" office:value-type="float" office:value="1.10436699470798" calcext:value-type="float">
            <text:p>1.10436699470798</text:p>
          </table:table-cell>
          <table:table-cell table:formula="of:=((RAND())*3)" office:value-type="float" office:value="2.34161093801588" calcext:value-type="float">
            <text:p>2.34161093801588</text:p>
          </table:table-cell>
          <table:table-cell table:formula="of:=((RAND())*1)" office:value-type="float" office:value="0.525285144657774" calcext:value-type="float">
            <text:p>0.525285144657774</text:p>
          </table:table-cell>
          <table:table-cell table:formula="of:=((RAND())*2)" office:value-type="float" office:value="1.94445277936964" calcext:value-type="float">
            <text:p>1.94445277936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6</text:p>
          </table:table-cell>
        </table:table-row>
        <table:table-row table:style-name="ro1">
          <table:table-cell office:value-type="string" calcext:value-type="string">
            <text:p>observation_13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85594469118721" calcext:value-type="float">
            <text:p>1.85594469118721</text:p>
          </table:table-cell>
          <table:table-cell table:formula="of:=((RAND())*3)" office:value-type="float" office:value="2.29221948519905" calcext:value-type="float">
            <text:p>2.29221948519905</text:p>
          </table:table-cell>
          <table:table-cell table:formula="of:=((RAND())*3)" office:value-type="float" office:value="1.31328252805008" calcext:value-type="float">
            <text:p>1.31328252805008</text:p>
          </table:table-cell>
          <table:table-cell table:formula="of:=((RAND())*1)" office:value-type="float" office:value="0.63874782781815" calcext:value-type="float">
            <text:p>0.63874782781815</text:p>
          </table:table-cell>
          <table:table-cell table:formula="of:=((RAND())*2)" office:value-type="float" office:value="0.693640179258476" calcext:value-type="float">
            <text:p>0.693640179258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7</text:p>
          </table:table-cell>
        </table:table-row>
        <table:table-row table:style-name="ro1">
          <table:table-cell office:value-type="string" calcext:value-type="string">
            <text:p>observation_14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70369193366479" calcext:value-type="float">
            <text:p>0.70369193366479</text:p>
          </table:table-cell>
          <table:table-cell table:formula="of:=((RAND())*3)" office:value-type="float" office:value="0.685427770984235" calcext:value-type="float">
            <text:p>0.685427770984235</text:p>
          </table:table-cell>
          <table:table-cell table:formula="of:=((RAND())*3)" office:value-type="float" office:value="2.94313197897644" calcext:value-type="float">
            <text:p>2.94313197897644</text:p>
          </table:table-cell>
          <table:table-cell table:formula="of:=((RAND())*1)" office:value-type="float" office:value="0.399609165960606" calcext:value-type="float">
            <text:p>0.399609165960606</text:p>
          </table:table-cell>
          <table:table-cell table:formula="of:=((RAND())*2)" office:value-type="float" office:value="0.019143348439231" calcext:value-type="float">
            <text:p>0.019143348439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7</text:p>
          </table:table-cell>
        </table:table-row>
        <table:table-row table:style-name="ro1">
          <table:table-cell office:value-type="string" calcext:value-type="string">
            <text:p>observation_15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30963674593008" calcext:value-type="float">
            <text:p>1.30963674593008</text:p>
          </table:table-cell>
          <table:table-cell table:formula="of:=((RAND())*3)" office:value-type="float" office:value="1.78632200705284" calcext:value-type="float">
            <text:p>1.78632200705284</text:p>
          </table:table-cell>
          <table:table-cell table:formula="of:=((RAND())*3)" office:value-type="float" office:value="0.830769136282854" calcext:value-type="float">
            <text:p>0.830769136282854</text:p>
          </table:table-cell>
          <table:table-cell table:formula="of:=((RAND())*1)" office:value-type="float" office:value="0.552186160741392" calcext:value-type="float">
            <text:p>0.552186160741392</text:p>
          </table:table-cell>
          <table:table-cell table:formula="of:=((RAND())*2)" office:value-type="float" office:value="0.0369869674713563" calcext:value-type="float">
            <text:p>0.0369869674713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8</text:p>
          </table:table-cell>
        </table:table-row>
        <table:table-row table:style-name="ro1">
          <table:table-cell office:value-type="string" calcext:value-type="string">
            <text:p>observation_16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28022722157072" calcext:value-type="float">
            <text:p>2.28022722157072</text:p>
          </table:table-cell>
          <table:table-cell table:formula="of:=((RAND())*3)" office:value-type="float" office:value="0.305434291321502" calcext:value-type="float">
            <text:p>0.305434291321502</text:p>
          </table:table-cell>
          <table:table-cell table:formula="of:=((RAND())*3)" office:value-type="float" office:value="1.40635724344079" calcext:value-type="float">
            <text:p>1.40635724344079</text:p>
          </table:table-cell>
          <table:table-cell table:formula="of:=((RAND())*1)" office:value-type="float" office:value="0.39568496604991" calcext:value-type="float">
            <text:p>0.39568496604991</text:p>
          </table:table-cell>
          <table:table-cell table:formula="of:=((RAND())*2)" office:value-type="float" office:value="0.486536923177982" calcext:value-type="float">
            <text:p>0.486536923177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8</text:p>
          </table:table-cell>
        </table:table-row>
        <table:table-row table:style-name="ro1">
          <table:table-cell office:value-type="string" calcext:value-type="string">
            <text:p>observation_17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68929898172167" calcext:value-type="float">
            <text:p>2.68929898172167</text:p>
          </table:table-cell>
          <table:table-cell table:formula="of:=((RAND())*3)" office:value-type="float" office:value="2.38283126116965" calcext:value-type="float">
            <text:p>2.38283126116965</text:p>
          </table:table-cell>
          <table:table-cell table:formula="of:=((RAND())*3)" office:value-type="float" office:value="0.0801028613372587" calcext:value-type="float">
            <text:p>0.0801028613372587</text:p>
          </table:table-cell>
          <table:table-cell table:formula="of:=((RAND())*1)" office:value-type="float" office:value="0.991316734110762" calcext:value-type="float">
            <text:p>0.991316734110762</text:p>
          </table:table-cell>
          <table:table-cell table:formula="of:=((RAND())*2)" office:value-type="float" office:value="0.0785065244112009" calcext:value-type="float">
            <text:p>0.078506524411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9</text:p>
          </table:table-cell>
        </table:table-row>
        <table:table-row table:style-name="ro1">
          <table:table-cell office:value-type="string" calcext:value-type="string">
            <text:p>observation_18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93385820010311" calcext:value-type="float">
            <text:p>2.93385820010311</text:p>
          </table:table-cell>
          <table:table-cell table:formula="of:=((RAND())*3)" office:value-type="float" office:value="2.30591417673404" calcext:value-type="float">
            <text:p>2.30591417673404</text:p>
          </table:table-cell>
          <table:table-cell table:formula="of:=((RAND())*3)" office:value-type="float" office:value="1.38243139579071" calcext:value-type="float">
            <text:p>1.38243139579071</text:p>
          </table:table-cell>
          <table:table-cell table:formula="of:=((RAND())*1)" office:value-type="float" office:value="0.490934844895411" calcext:value-type="float">
            <text:p>0.490934844895411</text:p>
          </table:table-cell>
          <table:table-cell table:formula="of:=((RAND())*2)" office:value-type="float" office:value="1.97856384412898" calcext:value-type="float">
            <text:p>1.97856384412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9</text:p>
          </table:table-cell>
        </table:table-row>
        <table:table-row table:style-name="ro1">
          <table:table-cell office:value-type="string" calcext:value-type="string">
            <text:p>observation_19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0865965216600445" calcext:value-type="float">
            <text:p>0.0865965216600445</text:p>
          </table:table-cell>
          <table:table-cell table:formula="of:=((RAND())*3)" office:value-type="float" office:value="2.06540872008866" calcext:value-type="float">
            <text:p>2.06540872008866</text:p>
          </table:table-cell>
          <table:table-cell table:formula="of:=((RAND())*3)" office:value-type="float" office:value="0.456507099182722" calcext:value-type="float">
            <text:p>0.456507099182722</text:p>
          </table:table-cell>
          <table:table-cell table:formula="of:=((RAND())*1)" office:value-type="float" office:value="0.803373379168912" calcext:value-type="float">
            <text:p>0.803373379168912</text:p>
          </table:table-cell>
          <table:table-cell table:formula="of:=((RAND())*2)" office:value-type="float" office:value="1.10363245105587" calcext:value-type="float">
            <text:p>1.10363245105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0</text:p>
          </table:table-cell>
        </table:table-row>
        <table:table-row table:style-name="ro1">
          <table:table-cell office:value-type="string" calcext:value-type="string">
            <text:p>observation_20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6716284468797" calcext:value-type="float">
            <text:p>1.6716284468797</text:p>
          </table:table-cell>
          <table:table-cell table:formula="of:=((RAND())*3)" office:value-type="float" office:value="1.74402138082715" calcext:value-type="float">
            <text:p>1.74402138082715</text:p>
          </table:table-cell>
          <table:table-cell table:formula="of:=((RAND())*3)" office:value-type="float" office:value="0.380098100777519" calcext:value-type="float">
            <text:p>0.380098100777519</text:p>
          </table:table-cell>
          <table:table-cell table:formula="of:=((RAND())*1)" office:value-type="float" office:value="0.856121237340546" calcext:value-type="float">
            <text:p>0.856121237340546</text:p>
          </table:table-cell>
          <table:table-cell table:formula="of:=((RAND())*2)" office:value-type="float" office:value="1.38797703119581" calcext:value-type="float">
            <text:p>1.38797703119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0</text:p>
          </table:table-cell>
        </table:table-row>
        <table:table-row table:style-name="ro1">
          <table:table-cell office:value-type="string" calcext:value-type="string">
            <text:p>observation_21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53408606447353" calcext:value-type="float">
            <text:p>2.53408606447353</text:p>
          </table:table-cell>
          <table:table-cell table:formula="of:=((RAND())*3)" office:value-type="float" office:value="2.82299793117277" calcext:value-type="float">
            <text:p>2.82299793117277</text:p>
          </table:table-cell>
          <table:table-cell table:formula="of:=((RAND())*3)" office:value-type="float" office:value="0.811875572557741" calcext:value-type="float">
            <text:p>0.811875572557741</text:p>
          </table:table-cell>
          <table:table-cell table:formula="of:=((RAND())*1)" office:value-type="float" office:value="0.936139713970805" calcext:value-type="float">
            <text:p>0.936139713970805</text:p>
          </table:table-cell>
          <table:table-cell table:formula="of:=((RAND())*2)" office:value-type="float" office:value="1.9034646293535" calcext:value-type="float">
            <text:p>1.9034646293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1</text:p>
          </table:table-cell>
        </table:table-row>
        <table:table-row table:style-name="ro1">
          <table:table-cell office:value-type="string" calcext:value-type="string">
            <text:p>observation_22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75572511188058" calcext:value-type="float">
            <text:p>2.75572511188058</text:p>
          </table:table-cell>
          <table:table-cell table:formula="of:=((RAND())*3)" office:value-type="float" office:value="0.540117006419604" calcext:value-type="float">
            <text:p>0.540117006419604</text:p>
          </table:table-cell>
          <table:table-cell table:formula="of:=((RAND())*3)" office:value-type="float" office:value="1.85601883061172" calcext:value-type="float">
            <text:p>1.85601883061172</text:p>
          </table:table-cell>
          <table:table-cell table:formula="of:=((RAND())*1)" office:value-type="float" office:value="0.889129185846983" calcext:value-type="float">
            <text:p>0.889129185846983</text:p>
          </table:table-cell>
          <table:table-cell table:formula="of:=((RAND())*2)" office:value-type="float" office:value="1.3214463624053" calcext:value-type="float">
            <text:p>1.3214463624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1</text:p>
          </table:table-cell>
        </table:table-row>
        <table:table-row table:style-name="ro1">
          <table:table-cell office:value-type="string" calcext:value-type="string">
            <text:p>observation_23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499415372590529" calcext:value-type="float">
            <text:p>0.499415372590529</text:p>
          </table:table-cell>
          <table:table-cell table:formula="of:=((RAND())*3)" office:value-type="float" office:value="1.34083834358124" calcext:value-type="float">
            <text:p>1.34083834358124</text:p>
          </table:table-cell>
          <table:table-cell table:formula="of:=((RAND())*3)" office:value-type="float" office:value="2.2739679227819" calcext:value-type="float">
            <text:p>2.2739679227819</text:p>
          </table:table-cell>
          <table:table-cell table:formula="of:=((RAND())*1)" office:value-type="float" office:value="0.847121964288761" calcext:value-type="float">
            <text:p>0.847121964288761</text:p>
          </table:table-cell>
          <table:table-cell table:formula="of:=((RAND())*2)" office:value-type="float" office:value="1.57744358555936" calcext:value-type="float">
            <text:p>1.57744358555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2</text:p>
          </table:table-cell>
        </table:table-row>
        <table:table-row table:style-name="ro1">
          <table:table-cell office:value-type="string" calcext:value-type="string">
            <text:p>observation_24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902071828427735" calcext:value-type="float">
            <text:p>0.902071828427735</text:p>
          </table:table-cell>
          <table:table-cell table:formula="of:=((RAND())*3)" office:value-type="float" office:value="0.17761834955345" calcext:value-type="float">
            <text:p>0.17761834955345</text:p>
          </table:table-cell>
          <table:table-cell table:formula="of:=((RAND())*3)" office:value-type="float" office:value="1.07430048076287" calcext:value-type="float">
            <text:p>1.07430048076287</text:p>
          </table:table-cell>
          <table:table-cell table:formula="of:=((RAND())*1)" office:value-type="float" office:value="0.0153406756161794" calcext:value-type="float">
            <text:p>0.0153406756161794</text:p>
          </table:table-cell>
          <table:table-cell table:formula="of:=((RAND())*2)" office:value-type="float" office:value="0.103187127549597" calcext:value-type="float">
            <text:p>0.103187127549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2</text:p>
          </table:table-cell>
        </table:table-row>
        <table:table-row table:style-name="ro1">
          <table:table-cell office:value-type="string" calcext:value-type="string">
            <text:p>observation_25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519701302371868" calcext:value-type="float">
            <text:p>0.519701302371868</text:p>
          </table:table-cell>
          <table:table-cell table:formula="of:=((RAND())*3)" office:value-type="float" office:value="0.788541524799911" calcext:value-type="float">
            <text:p>0.788541524799911</text:p>
          </table:table-cell>
          <table:table-cell table:formula="of:=((RAND())*3)" office:value-type="float" office:value="0.676338902437589" calcext:value-type="float">
            <text:p>0.676338902437589</text:p>
          </table:table-cell>
          <table:table-cell table:formula="of:=((RAND())*1)" office:value-type="float" office:value="0.965453917492585" calcext:value-type="float">
            <text:p>0.965453917492585</text:p>
          </table:table-cell>
          <table:table-cell table:formula="of:=((RAND())*2)" office:value-type="float" office:value="0.689974919974784" calcext:value-type="float">
            <text:p>0.689974919974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3</text:p>
          </table:table-cell>
        </table:table-row>
        <table:table-row table:style-name="ro1">
          <table:table-cell office:value-type="string" calcext:value-type="string">
            <text:p>observation_26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52713281709513" calcext:value-type="float">
            <text:p>1.52713281709513</text:p>
          </table:table-cell>
          <table:table-cell table:formula="of:=((RAND())*3)" office:value-type="float" office:value="0.454305199155993" calcext:value-type="float">
            <text:p>0.454305199155993</text:p>
          </table:table-cell>
          <table:table-cell table:formula="of:=((RAND())*3)" office:value-type="float" office:value="2.78578980966532" calcext:value-type="float">
            <text:p>2.78578980966532</text:p>
          </table:table-cell>
          <table:table-cell table:formula="of:=((RAND())*1)" office:value-type="float" office:value="0.64532752352352" calcext:value-type="float">
            <text:p>0.64532752352352</text:p>
          </table:table-cell>
          <table:table-cell table:formula="of:=((RAND())*2)" office:value-type="float" office:value="1.00199999838241" calcext:value-type="float">
            <text:p>1.00199999838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3</text:p>
          </table:table-cell>
        </table:table-row>
        <table:table-row table:style-name="ro1">
          <table:table-cell office:value-type="string" calcext:value-type="string">
            <text:p>observation_27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83208867303934" calcext:value-type="float">
            <text:p>0.83208867303934</text:p>
          </table:table-cell>
          <table:table-cell table:formula="of:=((RAND())*3)" office:value-type="float" office:value="0.287262708268611" calcext:value-type="float">
            <text:p>0.287262708268611</text:p>
          </table:table-cell>
          <table:table-cell table:formula="of:=((RAND())*3)" office:value-type="float" office:value="2.76456006980097" calcext:value-type="float">
            <text:p>2.76456006980097</text:p>
          </table:table-cell>
          <table:table-cell table:formula="of:=((RAND())*1)" office:value-type="float" office:value="0.124624358691593" calcext:value-type="float">
            <text:p>0.124624358691593</text:p>
          </table:table-cell>
          <table:table-cell table:formula="of:=((RAND())*2)" office:value-type="float" office:value="0.135586875027567" calcext:value-type="float">
            <text:p>0.135586875027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4</text:p>
          </table:table-cell>
        </table:table-row>
        <table:table-row table:style-name="ro1">
          <table:table-cell office:value-type="string" calcext:value-type="string">
            <text:p>observation_28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865679296642" calcext:value-type="float">
            <text:p>1.865679296642</text:p>
          </table:table-cell>
          <table:table-cell table:formula="of:=((RAND())*3)" office:value-type="float" office:value="2.24716974538516" calcext:value-type="float">
            <text:p>2.24716974538516</text:p>
          </table:table-cell>
          <table:table-cell table:formula="of:=((RAND())*3)" office:value-type="float" office:value="1.32292663116137" calcext:value-type="float">
            <text:p>1.32292663116137</text:p>
          </table:table-cell>
          <table:table-cell table:formula="of:=((RAND())*1)" office:value-type="float" office:value="0.0104479864407447" calcext:value-type="float">
            <text:p>0.0104479864407447</text:p>
          </table:table-cell>
          <table:table-cell table:formula="of:=((RAND())*2)" office:value-type="float" office:value="1.32988102002415" calcext:value-type="float">
            <text:p>1.32988102002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4</text:p>
          </table:table-cell>
        </table:table-row>
        <table:table-row table:style-name="ro1">
          <table:table-cell office:value-type="string" calcext:value-type="string">
            <text:p>observation_29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961778764181979" calcext:value-type="float">
            <text:p>0.961778764181979</text:p>
          </table:table-cell>
          <table:table-cell table:formula="of:=((RAND())*3)" office:value-type="float" office:value="1.7707088047397" calcext:value-type="float">
            <text:p>1.7707088047397</text:p>
          </table:table-cell>
          <table:table-cell table:formula="of:=((RAND())*3)" office:value-type="float" office:value="0.545757665103943" calcext:value-type="float">
            <text:p>0.545757665103943</text:p>
          </table:table-cell>
          <table:table-cell table:formula="of:=((RAND())*1)" office:value-type="float" office:value="0.668054446978667" calcext:value-type="float">
            <text:p>0.668054446978667</text:p>
          </table:table-cell>
          <table:table-cell table:formula="of:=((RAND())*2)" office:value-type="float" office:value="1.6898408821979" calcext:value-type="float">
            <text:p>1.6898408821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5</text:p>
          </table:table-cell>
        </table:table-row>
        <table:table-row table:style-name="ro1">
          <table:table-cell office:value-type="string" calcext:value-type="string">
            <text:p>observation_30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911391268873586" calcext:value-type="float">
            <text:p>0.911391268873586</text:p>
          </table:table-cell>
          <table:table-cell table:formula="of:=((RAND())*3)" office:value-type="float" office:value="0.857338113918697" calcext:value-type="float">
            <text:p>0.857338113918697</text:p>
          </table:table-cell>
          <table:table-cell table:formula="of:=((RAND())*3)" office:value-type="float" office:value="2.09633728962072" calcext:value-type="float">
            <text:p>2.09633728962072</text:p>
          </table:table-cell>
          <table:table-cell table:formula="of:=((RAND())*1)" office:value-type="float" office:value="0.282792138814834" calcext:value-type="float">
            <text:p>0.282792138814834</text:p>
          </table:table-cell>
          <table:table-cell table:formula="of:=((RAND())*2)" office:value-type="float" office:value="0.145892956767545" calcext:value-type="float">
            <text:p>0.145892956767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6:33:09.713674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1T10:43:19.298633592</meta:creation-date>
    <dc:date>2025-04-04T16:34:10.944314966</dc:date>
    <meta:editing-duration>PT49M55S</meta:editing-duration>
    <meta:editing-cycles>13</meta:editing-cycles>
    <meta:generator>LibreOffice/25.2.1.2$Linux_X86_64 LibreOffice_project/d3abf4aee5fd705e4a92bba33a32f40bc4e56f49</meta:generator>
    <meta:document-statistic meta:table-count="1" meta:cell-count="341" meta:object-count="0"/>
  </office:meta>
</office:document-meta>
</file>